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11" table:default-cell-style-name="Default"/>
        <table:table-row table:style-name="ro1">
          <table:table-cell table:style-name="ce1" office:value-type="string">
            <text:p>2 Máquina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Frequencia</text:p>
          </table:table-cell>
          <table:table-cell office:value-type="string">
            <text:p>Amostras</text:p>
          </table:table-cell>
          <table:table-cell office:value-type="string">
            <text:p>Tempo(ms)</text:p>
          </table:table-cell>
          <table:table-cell office:value-type="string">
            <text:p>Particoes</text:p>
          </table:table-cell>
          <table:table-cell table:number-columns-repeated="7"/>
        </table:table-row>
        <table:table-row table:style-name="ro1">
          <table:table-cell office:value-type="string">
            <text:p>0.9</text:p>
          </table:table-cell>
          <table:table-cell office:value-type="float" office:value="10000">
            <text:p>10000</text:p>
          </table:table-cell>
          <table:table-cell office:value-type="float" office:value="440325">
            <text:p>440325</text:p>
          </table:table-cell>
          <table:table-cell office:value-type="float" office:value="12619080">
            <text:p>12619080</text:p>
          </table:table-cell>
          <table:table-cell office:value-type="float" office:value="12243657">
            <text:p>12243657</text:p>
          </table:table-cell>
          <table:table-cell office:value-type="float" office:value="12561576">
            <text:p>12561576</text:p>
          </table:table-cell>
          <table:table-cell office:value-type="float" office:value="12537895">
            <text:p>12537895</text:p>
          </table:table-cell>
          <table:table-cell office:value-type="float" office:value="12696733">
            <text:p>12696733</text:p>
          </table:table-cell>
          <table:table-cell office:value-type="float" office:value="12836267">
            <text:p>12836267</text:p>
          </table:table-cell>
          <table:table-cell office:value-type="float" office:value="12438218">
            <text:p>12438218</text:p>
          </table:table-cell>
          <table:table-cell office:value-type="float" office:value="12066574">
            <text:p>12066574</text:p>
          </table:table-cell>
        </table:table-row>
        <table:table-row table:style-name="ro1">
          <table:table-cell office:value-type="string">
            <text:p>0.9</text:p>
          </table:table-cell>
          <table:table-cell office:value-type="float" office:value="10000">
            <text:p>10000</text:p>
          </table:table-cell>
          <table:table-cell office:value-type="float" office:value="440907">
            <text:p>440907</text:p>
          </table:table-cell>
          <table:table-cell office:value-type="float" office:value="12192165">
            <text:p>12192165</text:p>
          </table:table-cell>
          <table:table-cell office:value-type="float" office:value="12945143">
            <text:p>12945143</text:p>
          </table:table-cell>
          <table:table-cell office:value-type="float" office:value="12756821">
            <text:p>12756821</text:p>
          </table:table-cell>
          <table:table-cell office:value-type="float" office:value="12402474">
            <text:p>12402474</text:p>
          </table:table-cell>
          <table:table-cell office:value-type="float" office:value="12798560">
            <text:p>12798560</text:p>
          </table:table-cell>
          <table:table-cell office:value-type="float" office:value="12849909">
            <text:p>12849909</text:p>
          </table:table-cell>
          <table:table-cell office:value-type="float" office:value="12101013">
            <text:p>12101013</text:p>
          </table:table-cell>
          <table:table-cell office:value-type="float" office:value="11953915">
            <text:p>11953915</text:p>
          </table:table-cell>
        </table:table-row>
        <table:table-row table:style-name="ro1">
          <table:table-cell office:value-type="string">
            <text:p>0.9</text:p>
          </table:table-cell>
          <table:table-cell office:value-type="float" office:value="10000">
            <text:p>10000</text:p>
          </table:table-cell>
          <table:table-cell office:value-type="float" office:value="436893">
            <text:p>436893</text:p>
          </table:table-cell>
          <table:table-cell office:value-type="float" office:value="12068043">
            <text:p>12068043</text:p>
          </table:table-cell>
          <table:table-cell office:value-type="float" office:value="12141976">
            <text:p>12141976</text:p>
          </table:table-cell>
          <table:table-cell office:value-type="float" office:value="12620202">
            <text:p>12620202</text:p>
          </table:table-cell>
          <table:table-cell office:value-type="float" office:value="13031013">
            <text:p>13031013</text:p>
          </table:table-cell>
          <table:table-cell office:value-type="float" office:value="12854660">
            <text:p>12854660</text:p>
          </table:table-cell>
          <table:table-cell office:value-type="float" office:value="12130973">
            <text:p>12130973</text:p>
          </table:table-cell>
          <table:table-cell office:value-type="float" office:value="12864917">
            <text:p>12864917</text:p>
          </table:table-cell>
          <table:table-cell office:value-type="float" office:value="12288216">
            <text:p>12288216</text:p>
          </table:table-cell>
        </table:table-row>
        <table:table-row table:style-name="ro1">
          <table:table-cell table:style-name="ce2" office:value-type="string" table:number-columns-spanned="2" table:number-rows-spanned="1">
            <text:p>Média</text:p>
          </table:table-cell>
          <table:covered-table-cell table:style-name="ce1"/>
          <table:table-cell table:style-name="ce1" table:formula="of:=ROUND(AVERAGE([.C4:.C6])/1000)" office:value-type="float" office:value="439">
            <text:p>439</text:p>
          </table:table-cell>
          <table:table-cell table:style-name="ce1" table:formula="of:=ROUND(AVERAGE([.D4:.D6]))" office:value-type="float" office:value="12293096">
            <text:p>12293096</text:p>
          </table:table-cell>
          <table:table-cell table:style-name="ce1" table:formula="of:=ROUND(AVERAGE([.E4:.E6]))" office:value-type="float" office:value="12443592">
            <text:p>12443592</text:p>
          </table:table-cell>
          <table:table-cell table:style-name="ce1" table:formula="of:=ROUND(AVERAGE([.F4:.F6]))" office:value-type="float" office:value="12646200">
            <text:p>12646200</text:p>
          </table:table-cell>
          <table:table-cell table:style-name="ce1" table:formula="of:=ROUND(AVERAGE([.G4:.G6]))" office:value-type="float" office:value="12657127">
            <text:p>12657127</text:p>
          </table:table-cell>
          <table:table-cell table:style-name="ce1" table:formula="of:=ROUND(AVERAGE([.H4:.H6]))" office:value-type="float" office:value="12783318">
            <text:p>12783318</text:p>
          </table:table-cell>
          <table:table-cell table:style-name="ce1" table:formula="of:=ROUND(AVERAGE([.I4:.I6]))" office:value-type="float" office:value="12605716">
            <text:p>12605716</text:p>
          </table:table-cell>
          <table:table-cell table:style-name="ce1" table:formula="of:=ROUND(AVERAGE([.J4:.J6]))" office:value-type="float" office:value="12468049">
            <text:p>12468049</text:p>
          </table:table-cell>
          <table:table-cell table:style-name="ce1" table:formula="of:=ROUND(AVERAGE([.K4:.K6]))" office:value-type="float" office:value="12102902">
            <text:p>1210290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3 Máquina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Freq</text:p>
          </table:table-cell>
          <table:table-cell office:value-type="string">
            <text:p>Amostras</text:p>
          </table:table-cell>
          <table:table-cell office:value-type="string">
            <text:p>Tempo(ms)</text:p>
          </table:table-cell>
          <table:table-cell office:value-type="string">
            <text:p>Particoes</text:p>
          </table:table-cell>
          <table:table-cell table:number-columns-repeated="7"/>
        </table:table-row>
        <table:table-row table:style-name="ro1">
          <table:table-cell office:value-type="string">
            <text:p>0.9</text:p>
          </table:table-cell>
          <table:table-cell office:value-type="float" office:value="10000">
            <text:p>10000</text:p>
          </table:table-cell>
          <table:table-cell office:value-type="float" office:value="319228">
            <text:p>319228</text:p>
          </table:table-cell>
          <table:table-cell office:value-type="float" office:value="12834815">
            <text:p>12834815</text:p>
          </table:table-cell>
          <table:table-cell office:value-type="float" office:value="12578715">
            <text:p>12578715</text:p>
          </table:table-cell>
          <table:table-cell office:value-type="float" office:value="11984250">
            <text:p>11984250</text:p>
          </table:table-cell>
          <table:table-cell office:value-type="float" office:value="13153376">
            <text:p>13153376</text:p>
          </table:table-cell>
          <table:table-cell office:value-type="float" office:value="12440811">
            <text:p>12440811</text:p>
          </table:table-cell>
          <table:table-cell office:value-type="float" office:value="12201717">
            <text:p>12201717</text:p>
          </table:table-cell>
          <table:table-cell office:value-type="float" office:value="12718157">
            <text:p>12718157</text:p>
          </table:table-cell>
          <table:table-cell office:value-type="float" office:value="12088159">
            <text:p>12088159</text:p>
          </table:table-cell>
        </table:table-row>
        <table:table-row table:style-name="ro1">
          <table:table-cell office:value-type="string">
            <text:p>0.9</text:p>
          </table:table-cell>
          <table:table-cell office:value-type="float" office:value="10000">
            <text:p>10000</text:p>
          </table:table-cell>
          <table:table-cell office:value-type="float" office:value="293762">
            <text:p>293762</text:p>
          </table:table-cell>
          <table:table-cell office:value-type="float" office:value="12849147">
            <text:p>12849147</text:p>
          </table:table-cell>
          <table:table-cell office:value-type="float" office:value="12647377">
            <text:p>12647377</text:p>
          </table:table-cell>
          <table:table-cell office:value-type="float" office:value="12510995">
            <text:p>12510995</text:p>
          </table:table-cell>
          <table:table-cell office:value-type="float" office:value="11936214">
            <text:p>11936214</text:p>
          </table:table-cell>
          <table:table-cell office:value-type="float" office:value="12679244">
            <text:p>12679244</text:p>
          </table:table-cell>
          <table:table-cell office:value-type="float" office:value="13085571">
            <text:p>13085571</text:p>
          </table:table-cell>
          <table:table-cell office:value-type="float" office:value="12081510">
            <text:p>12081510</text:p>
          </table:table-cell>
          <table:table-cell office:value-type="float" office:value="12209942">
            <text:p>12209942</text:p>
          </table:table-cell>
        </table:table-row>
        <table:table-row table:style-name="ro1">
          <table:table-cell office:value-type="string">
            <text:p>0.9</text:p>
          </table:table-cell>
          <table:table-cell office:value-type="float" office:value="10000">
            <text:p>10000</text:p>
          </table:table-cell>
          <table:table-cell office:value-type="float" office:value="300822">
            <text:p>300822</text:p>
          </table:table-cell>
          <table:table-cell office:value-type="float" office:value="11965841">
            <text:p>11965841</text:p>
          </table:table-cell>
          <table:table-cell office:value-type="float" office:value="12381397">
            <text:p>12381397</text:p>
          </table:table-cell>
          <table:table-cell office:value-type="float" office:value="12421419">
            <text:p>12421419</text:p>
          </table:table-cell>
          <table:table-cell office:value-type="float" office:value="13056414">
            <text:p>13056414</text:p>
          </table:table-cell>
          <table:table-cell office:value-type="float" office:value="13015455">
            <text:p>13015455</text:p>
          </table:table-cell>
          <table:table-cell office:value-type="float" office:value="12484425">
            <text:p>12484425</text:p>
          </table:table-cell>
          <table:table-cell office:value-type="float" office:value="11955964">
            <text:p>11955964</text:p>
          </table:table-cell>
          <table:table-cell office:value-type="float" office:value="12719085">
            <text:p>12719085</text:p>
          </table:table-cell>
        </table:table-row>
        <table:table-row table:style-name="ro1">
          <table:table-cell table:style-name="ce2" office:value-type="string" table:number-columns-spanned="2" table:number-rows-spanned="1">
            <text:p>Média</text:p>
          </table:table-cell>
          <table:covered-table-cell table:style-name="ce1"/>
          <table:table-cell table:style-name="ce1" table:formula="of:=ROUND(AVERAGE([.C12:.C14])/1000)" office:value-type="float" office:value="305">
            <text:p>305</text:p>
          </table:table-cell>
          <table:table-cell table:style-name="ce1" table:formula="of:=ROUND(AVERAGE([.D12:.D14]))" office:value-type="float" office:value="12549934">
            <text:p>12549934</text:p>
          </table:table-cell>
          <table:table-cell table:style-name="ce1" table:formula="of:=ROUND(AVERAGE([.E12:.E14]))" office:value-type="float" office:value="12535830">
            <text:p>12535830</text:p>
          </table:table-cell>
          <table:table-cell table:style-name="ce1" table:formula="of:=ROUND(AVERAGE([.F12:.F14]))" office:value-type="float" office:value="12305555">
            <text:p>12305555</text:p>
          </table:table-cell>
          <table:table-cell table:style-name="ce1" table:formula="of:=ROUND(AVERAGE([.G12:.G14]))" office:value-type="float" office:value="12715335">
            <text:p>12715335</text:p>
          </table:table-cell>
          <table:table-cell table:style-name="ce1" table:formula="of:=ROUND(AVERAGE([.H12:.H14]))" office:value-type="float" office:value="12711837">
            <text:p>12711837</text:p>
          </table:table-cell>
          <table:table-cell table:style-name="ce1" table:formula="of:=ROUND(AVERAGE([.I12:.I14]))" office:value-type="float" office:value="12590571">
            <text:p>12590571</text:p>
          </table:table-cell>
          <table:table-cell table:style-name="ce1" table:formula="of:=ROUND(AVERAGE([.J12:.J14]))" office:value-type="float" office:value="12251877">
            <text:p>12251877</text:p>
          </table:table-cell>
          <table:table-cell table:style-name="ce1" table:formula="of:=ROUND(AVERAGE([.K12:.K14]))" office:value-type="float" office:value="12339062">
            <text:p>12339062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>
            <text:p>4 Máquina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Freq</text:p>
          </table:table-cell>
          <table:table-cell office:value-type="string">
            <text:p>Amostras</text:p>
          </table:table-cell>
          <table:table-cell office:value-type="string">
            <text:p>Tempo(ms)</text:p>
          </table:table-cell>
          <table:table-cell office:value-type="string">
            <text:p>Particoes</text:p>
          </table:table-cell>
          <table:table-cell table:number-columns-repeated="7"/>
        </table:table-row>
        <table:table-row table:style-name="ro1">
          <table:table-cell office:value-type="string">
            <text:p>0.9</text:p>
          </table:table-cell>
          <table:table-cell office:value-type="float" office:value="10000">
            <text:p>10000</text:p>
          </table:table-cell>
          <table:table-cell office:value-type="float" office:value="224076">
            <text:p>224076</text:p>
          </table:table-cell>
          <table:table-cell office:value-type="float" office:value="11855224">
            <text:p>11855224</text:p>
          </table:table-cell>
          <table:table-cell office:value-type="float" office:value="12719043">
            <text:p>12719043</text:p>
          </table:table-cell>
          <table:table-cell office:value-type="float" office:value="12588195">
            <text:p>12588195</text:p>
          </table:table-cell>
          <table:table-cell office:value-type="float" office:value="12051624">
            <text:p>12051624</text:p>
          </table:table-cell>
          <table:table-cell office:value-type="float" office:value="12548765">
            <text:p>12548765</text:p>
          </table:table-cell>
          <table:table-cell office:value-type="float" office:value="12765714">
            <text:p>12765714</text:p>
          </table:table-cell>
          <table:table-cell office:value-type="float" office:value="12879386">
            <text:p>12879386</text:p>
          </table:table-cell>
          <table:table-cell office:value-type="float" office:value="12592049">
            <text:p>12592049</text:p>
          </table:table-cell>
        </table:table-row>
        <table:table-row table:style-name="ro1">
          <table:table-cell office:value-type="string">
            <text:p>0.9</text:p>
          </table:table-cell>
          <table:table-cell office:value-type="float" office:value="10000">
            <text:p>10000</text:p>
          </table:table-cell>
          <table:table-cell office:value-type="float" office:value="222964">
            <text:p>222964</text:p>
          </table:table-cell>
          <table:table-cell office:value-type="float" office:value="12284515">
            <text:p>12284515</text:p>
          </table:table-cell>
          <table:table-cell office:value-type="float" office:value="12022043">
            <text:p>12022043</text:p>
          </table:table-cell>
          <table:table-cell office:value-type="float" office:value="12938335">
            <text:p>12938335</text:p>
          </table:table-cell>
          <table:table-cell office:value-type="float" office:value="12929080">
            <text:p>12929080</text:p>
          </table:table-cell>
          <table:table-cell office:value-type="float" office:value="12612187">
            <text:p>12612187</text:p>
          </table:table-cell>
          <table:table-cell office:value-type="float" office:value="12764267">
            <text:p>12764267</text:p>
          </table:table-cell>
          <table:table-cell office:value-type="float" office:value="12219874">
            <text:p>12219874</text:p>
          </table:table-cell>
          <table:table-cell office:value-type="float" office:value="12229699">
            <text:p>12229699</text:p>
          </table:table-cell>
        </table:table-row>
        <table:table-row table:style-name="ro1">
          <table:table-cell office:value-type="string">
            <text:p>0.9</text:p>
          </table:table-cell>
          <table:table-cell office:value-type="float" office:value="10000">
            <text:p>10000</text:p>
          </table:table-cell>
          <table:table-cell office:value-type="float" office:value="220665">
            <text:p>220665</text:p>
          </table:table-cell>
          <table:table-cell office:value-type="float" office:value="12681776">
            <text:p>12681776</text:p>
          </table:table-cell>
          <table:table-cell office:value-type="float" office:value="12431317">
            <text:p>12431317</text:p>
          </table:table-cell>
          <table:table-cell office:value-type="float" office:value="12863075">
            <text:p>12863075</text:p>
          </table:table-cell>
          <table:table-cell office:value-type="float" office:value="12368787">
            <text:p>12368787</text:p>
          </table:table-cell>
          <table:table-cell office:value-type="float" office:value="12463014">
            <text:p>12463014</text:p>
          </table:table-cell>
          <table:table-cell office:value-type="float" office:value="12560437">
            <text:p>12560437</text:p>
          </table:table-cell>
          <table:table-cell office:value-type="float" office:value="12162498">
            <text:p>12162498</text:p>
          </table:table-cell>
          <table:table-cell office:value-type="float" office:value="12469096">
            <text:p>12469096</text:p>
          </table:table-cell>
        </table:table-row>
        <table:table-row table:style-name="ro1">
          <table:table-cell table:style-name="ce2" office:value-type="string" table:number-columns-spanned="2" table:number-rows-spanned="1">
            <text:p>Média</text:p>
          </table:table-cell>
          <table:covered-table-cell table:style-name="ce1"/>
          <table:table-cell table:style-name="ce1" table:formula="of:=ROUND(AVERAGE([.C21:.C23])/1000)" office:value-type="float" office:value="223">
            <text:p>223</text:p>
          </table:table-cell>
          <table:table-cell table:style-name="ce1" table:formula="of:=ROUND(AVERAGE([.D21:.D23]))" office:value-type="float" office:value="12273838">
            <text:p>12273838</text:p>
          </table:table-cell>
          <table:table-cell table:style-name="ce1" table:formula="of:=ROUND(AVERAGE([.E21:.E23]))" office:value-type="float" office:value="12390801">
            <text:p>12390801</text:p>
          </table:table-cell>
          <table:table-cell table:style-name="ce1" table:formula="of:=ROUND(AVERAGE([.F21:.F23]))" office:value-type="float" office:value="12796535">
            <text:p>12796535</text:p>
          </table:table-cell>
          <table:table-cell table:style-name="ce1" table:formula="of:=ROUND(AVERAGE([.G21:.G23]))" office:value-type="float" office:value="12449830">
            <text:p>12449830</text:p>
          </table:table-cell>
          <table:table-cell table:style-name="ce1" table:formula="of:=ROUND(AVERAGE([.H21:.H23]))" office:value-type="float" office:value="12541322">
            <text:p>12541322</text:p>
          </table:table-cell>
          <table:table-cell table:style-name="ce1" table:formula="of:=ROUND(AVERAGE([.I21:.I23]))" office:value-type="float" office:value="12696806">
            <text:p>12696806</text:p>
          </table:table-cell>
          <table:table-cell table:style-name="ce1" table:formula="of:=ROUND(AVERAGE([.J21:.J23]))" office:value-type="float" office:value="12420586">
            <text:p>12420586</text:p>
          </table:table-cell>
          <table:table-cell table:style-name="ce1" table:formula="of:=ROUND(AVERAGE([.K21:.K23]))" office:value-type="float" office:value="12430281">
            <text:p>12430281</text:p>
          </table:table-cell>
        </table:table-row>
        <table:table-row table:style-name="ro1">
          <table:table-cell table:style-name="ce2"/>
          <table:table-cell table:style-name="ce1"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5 Máquina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#Freq</text:p>
          </table:table-cell>
          <table:table-cell office:value-type="string">
            <text:p>Amostras</text:p>
          </table:table-cell>
          <table:table-cell office:value-type="string">
            <text:p>Tempo(ms)</text:p>
          </table:table-cell>
          <table:table-cell office:value-type="string">
            <text:p>Particoes</text:p>
          </table:table-cell>
          <table:table-cell table:number-columns-repeated="7"/>
        </table:table-row>
        <table:table-row table:style-name="ro1">
          <table:table-cell office:value-type="string">
            <text:p>0.9</text:p>
          </table:table-cell>
          <table:table-cell office:value-type="float" office:value="10000">
            <text:p>10000</text:p>
          </table:table-cell>
          <table:table-cell table:formula="of:=178861/1000" office:value-type="float" office:value="178.861">
            <text:p>178,861</text:p>
          </table:table-cell>
          <table:table-cell office:value-type="float" office:value="12226626">
            <text:p>12226626</text:p>
          </table:table-cell>
          <table:table-cell office:value-type="float" office:value="12684836">
            <text:p>12684836</text:p>
          </table:table-cell>
          <table:table-cell office:value-type="float" office:value="12620881">
            <text:p>12620881</text:p>
          </table:table-cell>
          <table:table-cell office:value-type="float" office:value="12239785">
            <text:p>12239785</text:p>
          </table:table-cell>
          <table:table-cell office:value-type="float" office:value="12635786">
            <text:p>12635786</text:p>
          </table:table-cell>
          <table:table-cell office:value-type="float" office:value="12892743">
            <text:p>12892743</text:p>
          </table:table-cell>
          <table:table-cell office:value-type="float" office:value="12365843">
            <text:p>12365843</text:p>
          </table:table-cell>
          <table:table-cell office:value-type="float" office:value="12333500">
            <text:p>12333500</text:p>
          </table:table-cell>
        </table:table-row>
        <table:table-row table:style-name="ro1">
          <table:table-cell office:value-type="string">
            <text:p>0.9</text:p>
          </table:table-cell>
          <table:table-cell office:value-type="float" office:value="10000">
            <text:p>10000</text:p>
          </table:table-cell>
          <table:table-cell table:formula="of:=188520/1000" office:value-type="float" office:value="188.52">
            <text:p>188,52</text:p>
          </table:table-cell>
          <table:table-cell office:value-type="float" office:value="12142840">
            <text:p>12142840</text:p>
          </table:table-cell>
          <table:table-cell office:value-type="float" office:value="13683796">
            <text:p>13683796</text:p>
          </table:table-cell>
          <table:table-cell office:value-type="float" office:value="12468782">
            <text:p>12468782</text:p>
          </table:table-cell>
          <table:table-cell office:value-type="float" office:value="12232700">
            <text:p>12232700</text:p>
          </table:table-cell>
          <table:table-cell office:value-type="float" office:value="13040770">
            <text:p>13040770</text:p>
          </table:table-cell>
          <table:table-cell office:value-type="float" office:value="12611188">
            <text:p>12611188</text:p>
          </table:table-cell>
          <table:table-cell office:value-type="float" office:value="12179215">
            <text:p>12179215</text:p>
          </table:table-cell>
          <table:table-cell office:value-type="float" office:value="11640709">
            <text:p>11640709</text:p>
          </table:table-cell>
        </table:table-row>
        <table:table-row table:style-name="ro1">
          <table:table-cell office:value-type="string">
            <text:p>0.9</text:p>
          </table:table-cell>
          <table:table-cell office:value-type="float" office:value="10000">
            <text:p>10000</text:p>
          </table:table-cell>
          <table:table-cell table:formula="of:=174467/1000" office:value-type="float" office:value="174.467">
            <text:p>174,467</text:p>
          </table:table-cell>
          <table:table-cell office:value-type="float" office:value="12520243">
            <text:p>12520243</text:p>
          </table:table-cell>
          <table:table-cell office:value-type="float" office:value="12198455">
            <text:p>12198455</text:p>
          </table:table-cell>
          <table:table-cell office:value-type="float" office:value="12302448">
            <text:p>12302448</text:p>
          </table:table-cell>
          <table:table-cell office:value-type="float" office:value="13066533">
            <text:p>13066533</text:p>
          </table:table-cell>
          <table:table-cell office:value-type="float" office:value="12053026">
            <text:p>12053026</text:p>
          </table:table-cell>
          <table:table-cell office:value-type="float" office:value="12475626">
            <text:p>12475626</text:p>
          </table:table-cell>
          <table:table-cell office:value-type="float" office:value="13070866">
            <text:p>13070866</text:p>
          </table:table-cell>
          <table:table-cell office:value-type="float" office:value="12312803">
            <text:p>12312803</text:p>
          </table:table-cell>
        </table:table-row>
        <table:table-row table:style-name="ro1">
          <table:table-cell table:style-name="ce2" office:value-type="string" table:number-columns-spanned="2" table:number-rows-spanned="1">
            <text:p>Média</text:p>
          </table:table-cell>
          <table:covered-table-cell table:style-name="ce1"/>
          <table:table-cell table:style-name="ce1" table:formula="of:=ROUND(AVERAGE([.C30:.C32]))" office:value-type="float" office:value="181">
            <text:p>181</text:p>
          </table:table-cell>
          <table:table-cell table:style-name="ce1" table:formula="of:=ROUND(AVERAGE([.D30:.D32]))" office:value-type="float" office:value="12296570">
            <text:p>12296570</text:p>
          </table:table-cell>
          <table:table-cell table:style-name="ce1" table:formula="of:=ROUND(AVERAGE([.E30:.E32]))" office:value-type="float" office:value="12855696">
            <text:p>12855696</text:p>
          </table:table-cell>
          <table:table-cell table:style-name="ce1" table:formula="of:=ROUND(AVERAGE([.F30:.F32]))" office:value-type="float" office:value="12464037">
            <text:p>12464037</text:p>
          </table:table-cell>
          <table:table-cell table:style-name="ce1" table:formula="of:=ROUND(AVERAGE([.G30:.G32]))" office:value-type="float" office:value="12513006">
            <text:p>12513006</text:p>
          </table:table-cell>
          <table:table-cell table:style-name="ce1" table:formula="of:=ROUND(AVERAGE([.H30:.H32]))" office:value-type="float" office:value="12576527">
            <text:p>12576527</text:p>
          </table:table-cell>
          <table:table-cell table:style-name="ce1" table:formula="of:=ROUND(AVERAGE([.I30:.I32]))" office:value-type="float" office:value="12659852">
            <text:p>12659852</text:p>
          </table:table-cell>
          <table:table-cell table:style-name="ce1" table:formula="of:=ROUND(AVERAGE([.J30:.J32]))" office:value-type="float" office:value="12538641">
            <text:p>12538641</text:p>
          </table:table-cell>
          <table:table-cell table:style-name="ce1" table:formula="of:=ROUND(AVERAGE([.K30:.K32]))" office:value-type="float" office:value="12095671">
            <text:p>12095671</text:p>
          </table:table-cell>
        </table:table-row>
        <table:table-row table:style-name="ro1">
          <table:table-cell table:style-name="ce3" office:value-type="string" table:number-columns-spanned="2" table:number-rows-spanned="1">
            <text:p>Coeficiente de Variação</text:p>
          </table:table-cell>
          <table:covered-table-cell/>
          <table:table-cell table:formula="of:=SQRT(VAR([.C30:.C32]))/[.C33]" office:value-type="float" office:value="0.0397182320441989">
            <text:p>0,0397182320441989</text:p>
          </table:table-cell>
          <table:table-cell table:number-columns-repeated="8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>
            <text:p>TABELA DE PARTIÇÕES</text:p>
          </table:table-cell>
          <table:table-cell table:number-columns-repeated="10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Planilha1.D2:Planilha1.D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1">21/07/2012</text:date>, <text:time>13:43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anehadoop </meta:initial-creator>
    <meta:creation-date>2012-07-21T10:20:27</meta:creation-date>
    <dc:date>2012-07-21T13:43:36</dc:date>
    <dc:creator>marianehadoop </dc:creator>
    <meta:editing-duration>PT03H07M08S</meta:editing-duration>
    <meta:editing-cycles>2</meta:editing-cycles>
    <meta:generator>OpenOffice.org/3.2$Linux OpenOffice.org_project/320m12$Build-9483</meta:generator>
    <meta:document-statistic meta:table-count="3" meta:cell-count="195" meta:object-count="0"/>
  </office:meta>
</office:document-meta>
</file>